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T67" style:family="text">
      <style:text-properties officeooo:rsid="00633dc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41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13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13"/>
      <text:p text:style-name="P213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14">Dimecres <text:tab/>18/10/23</text:p>
      <text:p text:style-name="P86">Examen i solució d'examen.</text:p>
      <text:p text:style-name="P86"/>
      <text:p text:style-name="P86"/>
      <text:p text:style-name="P215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16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46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17"/>
      <text:p text:style-name="P217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18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19">D<text:span text:style-name="T21">imecres</text:span><text:tab/><text:span text:style-name="T27">01</text:span>/<text:span text:style-name="T23">11</text:span>/23</text:p>
      <text:p text:style-name="P113">Festiu Tots sants</text:p>
      <text:p text:style-name="P238"/>
      <text:p text:style-name="P238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42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43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44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45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20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21"/>
      <text:p text:style-name="P222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23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24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25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26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26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27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28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29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30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199">Pes envàs buit 17,5 kg.</text:p>
      <text:p text:style-name="P199">Refrigerant R-410A → 500 g</text:p>
      <text:p text:style-name="P199">Refrigerant R-134a → 2,5 kg</text:p>
      <text:p text:style-name="P199">Pesam envasos, identifiquem el refrigerant mesurant la pressió de vapor (a 20 ºC: R-134<text:span text:style-name="T56">a</text:span> 4,7 bar, R-410A 13,4 bar).</text:p>
      <text:p text:style-name="P199">Treiem buit de equip a/a.</text:p>
      <text:p text:style-name="P199"/>
      <text:p text:style-name="P231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0"/>
      <text:p text:style-name="P231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1">Comencem amb l'exercici 3.1.2-1</text:p>
      <text:p text:style-name="P201"/>
      <text:p text:style-name="P232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2">Co<text:span text:style-name="T58">ntinuem</text:span> amb l'exercici 3.1.2-1</text:p>
      <text:p text:style-name="P202"/>
      <text:p text:style-name="P232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2">Co<text:span text:style-name="T58">ntinuem</text:span> amb l'exercici 3.1.2-1</text:p>
      <text:p text:style-name="P202"/>
      <text:p text:style-name="P202"/>
      <text:p text:style-name="P233">D<text:span text:style-name="T21">illuns</text:span><text:tab/><text:tab/><text:span text:style-name="T55">29</text:span>/<text:span text:style-name="T47">01</text:span>/2<text:span text:style-name="T47">4</text:span></text:p>
      <text:p text:style-name="P204">Carreg<text:span text:style-name="T61">u</text:span>em aire condicionat split IX39 amb 350 g de R-600a (isobutà).</text:p>
      <text:p text:style-name="P204">Funcionament </text:p>
      <text:p text:style-name="P204">fred → evaporació 1,2 bar → 10ºC</text:p>
      <text:p text:style-name="P204">calor → condensació 5,5 bar → 40 ºC</text:p>
      <text:p text:style-name="P204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06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06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07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39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40"/>
      <text:p text:style-name="P204">Per a R-410A</text:p>
      <text:p text:style-name="P204">fred →10ºC → evaporació 10,5 bar </text:p>
      <text:p text:style-name="P204">calor → 40 ºC →condensació 25 bar </text:p>
      <text:p text:style-name="P204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4"/>
      <text:p text:style-name="P208">Omplim simulador amb nitrogen a pressió de 10 bar , <text:span text:style-name="T62">per comprovar estanquitat</text:span>.</text:p>
      <text:p text:style-name="P208"/>
      <text:p text:style-name="P234"/>
      <text:p text:style-name="P247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9">Preparació examen del 31/01/14</text:p>
      <text:p text:style-name="P234"/>
      <text:p text:style-name="P234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09">Examen.</text:p>
      <text:p text:style-name="P209"/>
      <text:p text:style-name="P235">D<text:span text:style-name="T64">ijous</text:span><text:tab/><text:tab/><text:tab/><text:span text:style-name="T64">01</text:span>/<text:span text:style-name="T47">02</text:span>/2<text:span text:style-name="T47">4</text:span></text:p>
      <text:p text:style-name="P211">Baixa.</text:p>
      <text:p text:style-name="P210"/>
      <text:p text:style-name="P209"/>
      <text:p text:style-name="P236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3">Co<text:span text:style-name="T58">ntinuem</text:span> amb l'exercici 3.1.2-1</text:p>
      <text:p text:style-name="P203"/>
      <text:p text:style-name="P237">D<text:span text:style-name="T21">illuns</text:span><text:tab/><text:tab/><text:span text:style-name="T66">05</text:span>/<text:span text:style-name="T47">02</text:span>/2<text:span text:style-name="T47">4</text:span></text:p>
      <text:p text:style-name="P205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05"/>
      <text:p text:style-name="P205"><text:span text:style-name="T66">Mesurem temperatura en </text:span>aire condicionat split IX39 <text:s/></text:p>
      <text:p text:style-name="P205">fred → evaporació 1,2 bar → 10ºC →<text:span text:style-name="T66"> temperatura mesurada en canonada prima 12 ºC</text:span></text:p>
      <text:p text:style-name="P212">temperatura mesurada en canonada gruixuda 19 ºC</text:p>
      <text:p text:style-name="P212">Sobreescalfament 7 K</text:p>
      <text:p text:style-name="P212">Temperatura ambient 22,5 ºC</text:p>
      <text:p text:style-name="P212">Sortida aire en unitat interior 16 ºC</text:p>
      <text:p text:style-name="P212">Sortida aire en unitat exterior 24 ºC</text:p>
      <text:p text:style-name="P248"/>
      <text:p text:style-name="P248">D<text:span text:style-name="T21">imarts</text:span><text:tab/><text:tab/><text:span text:style-name="T67">06</text:span>/<text:span text:style-name="T47">02</text:span>/2<text:span text:style-name="T47">4</text:span></text:p>
      <text:p text:style-name="P249"><text:a xlink:type="simple" xlink:href="https://paulinoposada.github.io/web_fred/apunts/unitat_3/fred_apunts_ud3_gs.pdf"><text:span text:style-name="T57">Unitat 3</text:span></text:a></text:p>
      <text:p text:style-name="P250">Comentem apartats</text:p>
      <text:p text:style-name="P250">3.1.3 Propietats químiques</text:p>
      <text:p text:style-name="P250">3.1.4 Propietats fisiològiques i de seguretat</text:p>
      <text:p text:style-name="P250">3.2 Efectos de los refrigerantes en el medio ambiente</text:p>
      <text:p text:style-name="P250">3.2.1 Destrucción de la capa de ozono PAO - ODP</text:p>
      <text:p text:style-name="P250">3.2.2 Calentemiento global por efecto invernadero PCA – GWP</text:p>
      <text:p text:style-name="P250">3.2.3 Impacto total equivalente del calentamiento atmosférico TEWI</text:p>
      <text:p text:style-name="P250">3.3 Clasificación de refrigerantes por su composición</text:p>
      <text:p text:style-name="P250">3.3.1 Refrigerantes orgánicos</text:p>
      <text:p text:style-name="P250">3.3.1.1 Refrigerantes halogenados puros</text:p>
      <text:p text:style-name="P250">3.3.1.2 Denominación de los refrigerantes halogenados</text:p>
      <text:p text:style-name="P250">3.3.1.3 Mezclas zeotrópicas de refrigerantes halogenados</text:p>
      <text:p text:style-name="P250">3.3.1.4 Mezclas azeotrópicas de refrigerantes halogenados</text:p>
      <text:p text:style-name="P250"/>
      <text:p text:style-name="P212"/>
      <text:p text:style-name="P2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7T06:42:23.446500890</dc:date>
    <meta:editing-duration>PT55M33S</meta:editing-duration>
    <meta:editing-cycles>87</meta:editing-cycles>
    <meta:document-statistic meta:table-count="0" meta:image-count="0" meta:object-count="8" meta:page-count="10" meta:paragraph-count="355" meta:word-count="1509" meta:character-count="10340" meta:non-whitespace-character-count="909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